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osisExtraLight-Regular" svg:font-family="DosisExtraLight-Regular"/>
    <style:font-face style:name="Menlo-Regular" svg:font-family="Menlo-Regular"/>
    <style:font-face style:name="Arial-BoldMT" svg:font-family="Arial-BoldMT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3.1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Arial" fo:font-size="10pt" fo:language="en" fo:country="US" style:font-name-asian="DosisExtraLight-Regular" style:font-size-asian="10pt" style:language-asian="en" style:country-asian="US" style:font-name-complex="DosisExtraLight-Regular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b1f22" style:font-name="Arial" fo:font-size="10pt" style:font-name-asian="Menlo-Regular" style:font-size-asian="10pt" style:font-name-complex="Menlo-Regular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4044" style:font-name="Arial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Arial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fo:language="en" fo:country="US" fo:font-weight="normal" style:font-name-asian="Arial-BoldMT" style:font-size-asian="10pt" style:language-asian="en" style:country-asian="US" style:font-weight-asian="normal" style:font-name-complex="Arial-BoldMT" style:font-size-complex="10pt" style:language-complex="en" style:country-complex="US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style:font-name-asian="ArialMT" style:font-name-complex="ArialMT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fo:color="#262626" style:text-outline="false" style:font-name="Arial" fo:font-size="10pt" fo:letter-spacing="normal" style:letter-kerning="false" style:font-name-asian="DosisExtraLight-Regular" style:font-size-asian="10pt" style:font-name-complex="DosisExtraLight-Regular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rtp://@239.1.1.3:7992</text:p>
          </table:table-cell>
          <table:table-cell office:value-type="string">
            <text:p>Lejel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7">//@239.1.1.7</text:a></text:span><text:span text:style-name="T1">:8016</text:span></text:p>
          </table:table-cell>
          <table:table-cell office:value-type="string">
            <text:p>Dunia Anak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9">//@239.1.1.9</text:a></text:span><text:span text:style-name="T1">:8028</text:span></text:p>
          </table:table-cell>
          <table:table-cell table:style-name="ce7" office:value-type="string">
            <text:p>Comedy Central</text:p>
          </table:table-cell>
        </table:table-row>
        <table:table-row table:style-name="ro2">
          <table:table-cell/>
          <table:table-cell table:style-name="ce3" office:value-type="string">
            <text:p>rtp://@239.1.1.15:8064</text:p>
          </table:table-cell>
          <table:table-cell office:value-type="string">
            <text:p>ANTV</text:p>
          </table:table-cell>
        </table:table-row>
        <table:table-row table:style-name="ro2">
          <table:table-cell/>
          <table:table-cell office:value-type="string">
            <text:p>rtp:<text:a xlink:href="mailto://@239.1.1.17">//@239.1.1.17</text:a>:8076</text:p>
          </table:table-cell>
          <table:table-cell office:value-type="string">
            <text:p>INDOSIAR</text:p>
          </table:table-cell>
        </table:table-row>
        <table:table-row table:style-name="ro2">
          <table:table-cell/>
          <table:table-cell office:value-type="string">
            <text:p>rtp:<text:a xlink:href="mailto://@239.1.1.19">//@239.1.1.19</text:a>:8088</text:p>
          </table:table-cell>
          <table:table-cell office:value-type="string">
            <text:p>METRO TV</text:p>
          </table:table-cell>
        </table:table-row>
        <table:table-row table:style-name="ro2">
          <table:table-cell/>
          <table:table-cell office:value-type="string">
            <text:p>rtp:<text:a xlink:href="mailto://@239.1.1.21">//@239.1.1.21</text:a>:8100</text:p>
          </table:table-cell>
          <table:table-cell office:value-type="string">
            <text:p>SCTV</text:p>
          </table:table-cell>
        </table:table-row>
        <table:table-row table:style-name="ro2">
          <table:table-cell/>
          <table:table-cell office:value-type="string">
            <text:p>rtp:<text:a xlink:href="mailto://@239.1.1.27">//@239.1.1.27</text:a>:8136</text:p>
          </table:table-cell>
          <table:table-cell office:value-type="string">
            <text:p>TRANS TV</text:p>
          </table:table-cell>
        </table:table-row>
        <table:table-row table:style-name="ro2">
          <table:table-cell/>
          <table:table-cell office:value-type="string">
            <text:p>rtp:<text:a xlink:href="mailto://@239.1.1.29">//@239.1.1.29</text:a>:8148</text:p>
          </table:table-cell>
          <table:table-cell office:value-type="string">
            <text:p>TRANS 7</text:p>
          </table:table-cell>
        </table:table-row>
        <table:table-row table:style-name="ro2">
          <table:table-cell/>
          <table:table-cell office:value-type="string">
            <text:p>rtp:<text:a xlink:href="mailto://@239.1.1.31">//@239.1.1.31</text:a>:8160</text:p>
          </table:table-cell>
          <table:table-cell office:value-type="string">
            <text:p>TV ONE</text:p>
          </table:table-cell>
        </table:table-row>
        <table:table-row table:style-name="ro2">
          <table:table-cell/>
          <table:table-cell office:value-type="string">
            <text:p>rtp:<text:a xlink:href="mailto://@239.1.1.37">//@239.1.1.37</text:a>:8196</text:p>
          </table:table-cell>
          <table:table-cell office:value-type="string">
            <text:p>TVRI</text:p>
          </table:table-cell>
        </table:table-row>
        <table:table-row table:style-name="ro2">
          <table:table-cell/>
          <table:table-cell office:value-type="string">
            <text:p>rtp:<text:a xlink:href="mailto://@239.1.1.39">//@239.1.1.39</text:a>:8208</text:p>
          </table:table-cell>
          <table:table-cell office:value-type="string">
            <text:p>TV EDUKASI</text:p>
          </table:table-cell>
        </table:table-row>
        <table:table-row table:style-name="ro2">
          <table:table-cell/>
          <table:table-cell office:value-type="string">
            <text:p>rtp:<text:a xlink:href="mailto://@239.1.1.61">//@239.1.1.61</text:a>:8340</text:p>
          </table:table-cell>
          <table:table-cell table:style-name="ce8" office:value-type="string">
            <text:p>tvN movies</text:p>
          </table:table-cell>
        </table:table-row>
        <table:table-row table:style-name="ro2">
          <table:table-cell/>
          <table:table-cell table:style-name="ce4" office:value-type="string">
            <text:p>rtp:<text:a xlink:href="mailto://@239">//@239</text:a>.1.1.69:8388</text:p>
          </table:table-cell>
          <table:table-cell office:value-type="string">
            <text:p>RTV</text:p>
          </table:table-cell>
        </table:table-row>
        <table:table-row table:style-name="ro2">
          <table:table-cell/>
          <table:table-cell office:value-type="string">
            <text:p>rtp:<text:a xlink:href="mailto://@239.1.1.107">//@239.1.1.107</text:a>:8616</text:p>
          </table:table-cell>
          <table:table-cell office:value-type="string">
            <text:p>Jak TV</text:p>
          </table:table-cell>
        </table:table-row>
        <table:table-row table:style-name="ro2">
          <table:table-cell/>
          <table:table-cell office:value-type="string">
            <text:p>rtp:<text:a xlink:href="mailto://@239.1.1.111">//@239.1.1.111</text:a>:8640</text:p>
          </table:table-cell>
          <table:table-cell office:value-type="string">
            <text:p>Ruang Trampil</text:p>
          </table:table-cell>
        </table:table-row>
        <table:table-row table:style-name="ro2">
          <table:table-cell/>
          <table:table-cell office:value-type="string">
            <text:p>rtp:<text:a xlink:href="mailto://@239.1.1.113">//@239.1.1.113</text:a>:8652</text:p>
          </table:table-cell>
          <table:table-cell office:value-type="string">
            <text:p>Insert</text:p>
          </table:table-cell>
        </table:table-row>
        <table:table-row table:style-name="ro2">
          <table:table-cell/>
          <table:table-cell office:value-type="string">
            <text:p>rtp:<text:a xlink:href="mailto://@239.1.1.115">//@239.1.1.115</text:a>:8664</text:p>
          </table:table-cell>
          <table:table-cell office:value-type="string">
            <text:p>CCTV 4</text:p>
          </table:table-cell>
        </table:table-row>
        <table:table-row table:style-name="ro2">
          <table:table-cell/>
          <table:table-cell office:value-type="string">
            <text:p>rtp:<text:a xlink:href="mailto://@239.1.1.117">//@239.1.1.117</text:a>:8676</text:p>
          </table:table-cell>
          <table:table-cell office:value-type="string">
            <text:p>Aniplus</text:p>
          </table:table-cell>
        </table:table-row>
        <table:table-row table:style-name="ro2">
          <table:table-cell/>
          <table:table-cell office:value-type="string">
            <text:p>rtp:<text:a xlink:href="mailto://@239.1.1.119">//@239.1.1.119</text:a>:8688</text:p>
          </table:table-cell>
          <table:table-cell office:value-type="string">
            <text:p>NET</text:p>
          </table:table-cell>
        </table:table-row>
        <table:table-row table:style-name="ro2">
          <table:table-cell/>
          <table:table-cell office:value-type="string">
            <text:p>rtp:<text:a xlink:href="mailto://@239.1.1.143">//@239.1.1.143</text:a>:8832</text:p>
          </table:table-cell>
          <table:table-cell office:value-type="string">
            <text:p>Citra Dangdut</text:p>
          </table:table-cell>
        </table:table-row>
        <table:table-row table:style-name="ro2">
          <table:table-cell/>
          <table:table-cell office:value-type="string">
            <text:p>rtp:<text:a xlink:href="mailto://@239.1.1.149">//@239.1.1.149</text:a>:8868</text:p>
          </table:table-cell>
          <table:table-cell office:value-type="string">
            <text:p>Dunia Lain</text:p>
          </table:table-cell>
        </table:table-row>
        <table:table-row table:style-name="ro2">
          <table:table-cell/>
          <table:table-cell office:value-type="string">
            <text:p>rtp:<text:a xlink:href="mailto://@239.1.1.179">//@239.1.1.179</text:a>:9048</text:p>
          </table:table-cell>
          <table:table-cell office:value-type="string">
            <text:p>DAAI TV</text:p>
          </table:table-cell>
        </table:table-row>
        <table:table-row table:style-name="ro2">
          <table:table-cell/>
          <table:table-cell office:value-type="string">
            <text:p>rtp:<text:a xlink:href="mailto://@239.1.1.183">//@239.1.1.183</text:a>:9072</text:p>
          </table:table-cell>
          <table:table-cell office:value-type="string">
            <text:p>Berita Satu</text:p>
          </table:table-cell>
        </table:table-row>
        <table:table-row table:style-name="ro2">
          <table:table-cell/>
          <table:table-cell office:value-type="string">
            <text:p>rtp:<text:a xlink:href="mailto://@239.1.1.185">//@239.1.1.185</text:a>:9084</text:p>
          </table:table-cell>
          <table:table-cell office:value-type="string">
            <text:p>Al Quran</text:p>
          </table:table-cell>
        </table:table-row>
        <table:table-row table:style-name="ro2">
          <table:table-cell/>
          <table:table-cell office:value-type="string">
            <text:p>rtp:<text:a xlink:href="mailto://@239.1.1.191">//@239.1.1.191</text:a>:9120</text:p>
          </table:table-cell>
          <table:table-cell office:value-type="string">
            <text:p>France 24</text:p>
          </table:table-cell>
        </table:table-row>
        <table:table-row table:style-name="ro2">
          <table:table-cell/>
          <table:table-cell office:value-type="string">
            <text:p>rtp:<text:a xlink:href="mailto://@239.1.1.193">//@239.1.1.193</text:a>:9132</text:p>
          </table:table-cell>
          <table:table-cell office:value-type="string">
            <text:p>Euronews</text:p>
          </table:table-cell>
        </table:table-row>
        <table:table-row table:style-name="ro2">
          <table:table-cell/>
          <table:table-cell office:value-type="string">
            <text:p>rtp:<text:a xlink:href="mailto://@239.1.1.195">//@239.1.1.195</text:a>:9144</text:p>
          </table:table-cell>
          <table:table-cell office:value-type="string">
            <text:p>Aljazeera</text:p>
          </table:table-cell>
        </table:table-row>
        <table:table-row table:style-name="ro2">
          <table:table-cell/>
          <table:table-cell office:value-type="string">
            <text:p>rtp:<text:a xlink:href="mailto://@239.1.1.197">//@239.1.1.197</text:a>:9156</text:p>
          </table:table-cell>
          <table:table-cell office:value-type="string">
            <text:p>Kompas TV</text:p>
          </table:table-cell>
        </table:table-row>
        <table:table-row table:style-name="ro2">
          <table:table-cell/>
          <table:table-cell office:value-type="string">
            <text:p>rtp:<text:a xlink:href="mailto://@239.1.1.209">//@239.1.1.209</text:a>:9228</text:p>
          </table:table-cell>
          <table:table-cell office:value-type="string">
            <text:p>Foxlife</text:p>
          </table:table-cell>
        </table:table-row>
        <table:table-row table:style-name="ro2">
          <table:table-cell/>
          <table:table-cell office:value-type="string">
            <text:p>rtp:<text:a xlink:href="mailto://@239.1.1.219">//@239.1.1.219</text:a>:9288</text:p>
          </table:table-cell>
          <table:table-cell office:value-type="string">
            <text:p>DMI Channel</text:p>
          </table:table-cell>
        </table:table-row>
        <table:table-row table:style-name="ro2">
          <table:table-cell/>
          <table:table-cell office:value-type="string">
            <text:p>rtp:<text:a xlink:href="mailto://@239.1.1.4">//@239.1.1.4</text:a>:7998</text:p>
          </table:table-cell>
          <table:table-cell office:value-type="string">
            <text:p>Lejel SD</text:p>
          </table:table-cell>
        </table:table-row>
        <table:table-row table:style-name="ro2">
          <table:table-cell/>
          <table:table-cell office:value-type="string">
            <text:p>rtp:<text:a xlink:href="mailto://@239.1.1.6">//@239.1.1.6</text:a>:8010</text:p>
          </table:table-cell>
          <table:table-cell office:value-type="string">
            <text:p>JTV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8">//@239.1.1.8</text:a></text:span><text:span text:style-name="T1">:8022</text:span></text:p>
          </table:table-cell>
          <table:table-cell office:value-type="string">
            <text:p>Dunia Anak SD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0">//@239.1.1.10</text:a></text:span><text:span text:style-name="T1">:8034</text:span></text:p>
          </table:table-cell>
          <table:table-cell table:style-name="ce9" office:value-type="string">
            <text:p>Australian Plus HD</text:p>
          </table:table-cell>
        </table:table-row>
        <table:table-row table:style-name="ro2">
          <table:table-cell/>
          <table:table-cell table:style-name="ce3" office:value-type="string">
            <text:p>rtp:<text:a xlink:href="mailto://@239.1.1.16">//@239.1.1.16</text:a>:8070</text:p>
          </table:table-cell>
          <table:table-cell office:value-type="string">
            <text:p>ANTV SD</text:p>
          </table:table-cell>
        </table:table-row>
        <table:table-row table:style-name="ro2">
          <table:table-cell/>
          <table:table-cell office:value-type="string">
            <text:p>rtp:<text:a xlink:href="mailto://@239.1.1.18">//@239.1.1.18</text:a>:8082</text:p>
          </table:table-cell>
          <table:table-cell office:value-type="string">
            <text:p>INDOSIAR SD</text:p>
          </table:table-cell>
        </table:table-row>
        <table:table-row table:style-name="ro2">
          <table:table-cell/>
          <table:table-cell office:value-type="string">
            <text:p>rtp:<text:a xlink:href="mailto://@239.1.1.20">//@239.1.1.20</text:a>:8094</text:p>
          </table:table-cell>
          <table:table-cell office:value-type="string">
            <text:p>METRO TV SD</text:p>
          </table:table-cell>
        </table:table-row>
        <table:table-row table:style-name="ro2">
          <table:table-cell/>
          <table:table-cell office:value-type="string">
            <text:p>rtp:<text:a xlink:href="mailto://@239.1.1.22">//@239.1.1.22</text:a>:8106</text:p>
          </table:table-cell>
          <table:table-cell office:value-type="string">
            <text:p>SCTV SD</text:p>
          </table:table-cell>
        </table:table-row>
        <table:table-row table:style-name="ro2">
          <table:table-cell/>
          <table:table-cell office:value-type="string">
            <text:p>rtp:<text:a xlink:href="mailto://@239.1.1.28">//@239.1.1.28</text:a>:8142</text:p>
          </table:table-cell>
          <table:table-cell office:value-type="string">
            <text:p>TRANS TV SD</text:p>
          </table:table-cell>
        </table:table-row>
        <table:table-row table:style-name="ro2">
          <table:table-cell/>
          <table:table-cell office:value-type="string">
            <text:p>rtp:<text:a xlink:href="mailto://@239.1.1.30">//@239.1.1.30</text:a>:8154</text:p>
          </table:table-cell>
          <table:table-cell office:value-type="string">
            <text:p>TRANS 7 SD</text:p>
          </table:table-cell>
        </table:table-row>
        <table:table-row table:style-name="ro2">
          <table:table-cell/>
          <table:table-cell office:value-type="string">
            <text:p>rtp:<text:a xlink:href="mailto://@239.1.1.32">//@239.1.1.32</text:a>:8166</text:p>
          </table:table-cell>
          <table:table-cell office:value-type="string">
            <text:p>TV ONE SD</text:p>
          </table:table-cell>
        </table:table-row>
        <table:table-row table:style-name="ro2">
          <table:table-cell/>
          <table:table-cell office:value-type="string">
            <text:p>rtp:<text:a xlink:href="mailto://@239.1.1.34">//@239.1.1.34</text:a>:8178</text:p>
          </table:table-cell>
          <table:table-cell office:value-type="string">
            <text:p>ABC TV SD</text:p>
          </table:table-cell>
        </table:table-row>
        <table:table-row table:style-name="ro2">
          <table:table-cell/>
          <table:table-cell office:value-type="string">
            <text:p>rtp:<text:a xlink:href="mailto://@239.1.1.38">//@239.1.1.38</text:a>:8202</text:p>
          </table:table-cell>
          <table:table-cell office:value-type="string">
            <text:p>Tvri SD</text:p>
          </table:table-cell>
        </table:table-row>
        <table:table-row table:style-name="ro2">
          <table:table-cell/>
          <table:table-cell office:value-type="string">
            <text:p>rtp:<text:a xlink:href="mailto://@239.1.1.40">//@239.1.1.40</text:a>:8214</text:p>
          </table:table-cell>
          <table:table-cell office:value-type="string">
            <text:p>Cartoon SD</text:p>
          </table:table-cell>
        </table:table-row>
        <table:table-row table:style-name="ro2">
          <table:table-cell/>
          <table:table-cell office:value-type="string">
            <text:p>rtp:<text:a xlink:href="mailto://@239.1.1.42">//@239.1.1.42</text:a>:8226</text:p>
          </table:table-cell>
          <table:table-cell office:value-type="string">
            <text:p>Nickolodeon SD</text:p>
          </table:table-cell>
        </table:table-row>
        <table:table-row table:style-name="ro2">
          <table:table-cell/>
          <table:table-cell office:value-type="string">
            <text:p>rtp:<text:a xlink:href="mailto://@239.1.1.46">//@239.1.1.46</text:a>:8250</text:p>
          </table:table-cell>
          <table:table-cell office:value-type="string">
            <text:p>Disney SD</text:p>
          </table:table-cell>
        </table:table-row>
        <table:table-row table:style-name="ro2">
          <table:table-cell/>
          <table:table-cell office:value-type="string">
            <text:p>rtp:<text:a xlink:href="mailto://@239.1.1.48">//@239.1.1.48</text:a>:8262</text:p>
          </table:table-cell>
          <table:table-cell office:value-type="string">
            <text:p>Disney Junior SD</text:p>
          </table:table-cell>
        </table:table-row>
        <table:table-row table:style-name="ro2">
          <table:table-cell/>
          <table:table-cell office:value-type="string">
            <text:p>rtp:<text:a xlink:href="mailto://@239.1.1.54">//@239.1.1.54</text:a>:8298</text:p>
          </table:table-cell>
          <table:table-cell office:value-type="string">
            <text:p>Fox Sport 3 SD</text:p>
          </table:table-cell>
        </table:table-row>
        <table:table-row table:style-name="ro2">
          <table:table-cell/>
          <table:table-cell office:value-type="string">
            <text:p>rtp:<text:a xlink:href="mailto://@239.1.1.58">//@239.1.1.58</text:a>:8322</text:p>
          </table:table-cell>
          <table:table-cell office:value-type="string">
            <text:p>HGTV</text:p>
          </table:table-cell>
        </table:table-row>
        <table:table-row table:style-name="ro2">
          <table:table-cell/>
          <table:table-cell office:value-type="string">
            <text:p>rtp:<text:a xlink:href="mailto://@239.1.1.60">//@239.1.1.60</text:a>:8334</text:p>
          </table:table-cell>
          <table:table-cell office:value-type="string">
            <text:p>FOX Crime SD</text:p>
          </table:table-cell>
        </table:table-row>
        <table:table-row table:style-name="ro2">
          <table:table-cell/>
          <table:table-cell table:style-name="ce4" office:value-type="string">
            <text:p>rtp:<text:a xlink:href="mailto://@239.1.1.70">//@239.1.1.70</text:a>:8394</text:p>
          </table:table-cell>
          <table:table-cell office:value-type="string">
            <text:p>RTV SD</text:p>
          </table:table-cell>
        </table:table-row>
        <table:table-row table:style-name="ro2">
          <table:table-cell/>
          <table:table-cell office:value-type="string">
            <text:p>rtp:<text:a xlink:href="mailto://@239.1.1.72">//@239.1.1.72</text:a>:8406</text:p>
          </table:table-cell>
          <table:table-cell office:value-type="string">
            <text:p>Bali TV</text:p>
          </table:table-cell>
        </table:table-row>
        <table:table-row table:style-name="ro2">
          <table:table-cell/>
          <table:table-cell office:value-type="string">
            <text:p>rtp:<text:a xlink:href="mailto://@239.1.1.74">//@239.1.1.74</text:a>:8418</text:p>
          </table:table-cell>
          <table:table-cell office:value-type="string">
            <text:p>Boomrang Kids SD</text:p>
          </table:table-cell>
        </table:table-row>
        <table:table-row table:style-name="ro2">
          <table:table-cell/>
          <table:table-cell office:value-type="string">
            <text:p>rtp:<text:a xlink:href="mailto://@239.1.1.76">//@239.1.1.76</text:a>:8430</text:p>
          </table:table-cell>
          <table:table-cell office:value-type="string">
            <text:p>Chinese TV SD</text:p>
          </table:table-cell>
        </table:table-row>
        <table:table-row table:style-name="ro2">
          <table:table-cell/>
          <table:table-cell office:value-type="string">
            <text:p>rtp:<text:a xlink:href="mailto://@239.1.1.78">//@239.1.1.78</text:a>:8442</text:p>
          </table:table-cell>
          <table:table-cell office:value-type="string">
            <text:p>Hope Channel</text:p>
          </table:table-cell>
        </table:table-row>
        <table:table-row table:style-name="ro2">
          <table:table-cell/>
          <table:table-cell office:value-type="string">
            <text:p>rtp:<text:a xlink:href="mailto://@239.1.1.80">//@239.1.1.80</text:a>:8454</text:p>
          </table:table-cell>
          <table:table-cell office:value-type="string">
            <text:p>Fashion TV SD</text:p>
          </table:table-cell>
        </table:table-row>
        <table:table-row table:style-name="ro2">
          <table:table-cell/>
          <table:table-cell office:value-type="string">
            <text:p>rtp:<text:a xlink:href="mailto://@239.1.1.82">//@239.1.1.82</text:a>:8466</text:p>
          </table:table-cell>
          <table:table-cell office:value-type="string">
            <text:p>KIX SD</text:p>
          </table:table-cell>
        </table:table-row>
        <table:table-row table:style-name="ro2">
          <table:table-cell/>
          <table:table-cell office:value-type="string">
            <text:p>rtp:<text:a xlink:href="mailto://@239.1.1.84">//@239.1.1.84</text:a>:8478</text:p>
          </table:table-cell>
          <table:table-cell office:value-type="string">
            <text:p>HBO Series SD</text:p>
          </table:table-cell>
        </table:table-row>
        <table:table-row table:style-name="ro2">
          <table:table-cell/>
          <table:table-cell office:value-type="string">
            <text:p>rtp:<text:a xlink:href="mailto://@239.1.1.88">//@239.1.1.88</text:a>:8502</text:p>
          </table:table-cell>
          <table:table-cell office:value-type="string">
            <text:p>RED HBO SD</text:p>
          </table:table-cell>
        </table:table-row>
        <table:table-row table:style-name="ro2">
          <table:table-cell/>
          <table:table-cell office:value-type="string">
            <text:p>rtp:<text:a xlink:href="mailto://@239.1.1.90">//@239.1.1.90</text:a>:8514</text:p>
          </table:table-cell>
          <table:table-cell office:value-type="string">
            <text:p>HBO Family SD</text:p>
          </table:table-cell>
        </table:table-row>
        <table:table-row table:style-name="ro2">
          <table:table-cell/>
          <table:table-cell office:value-type="string">
            <text:p>rtp:<text:a xlink:href="mailto://@239.1.1.92">//@239.1.1.92</text:a>:8526</text:p>
          </table:table-cell>
          <table:table-cell office:value-type="string">
            <text:p>HBO Hits SD</text:p>
          </table:table-cell>
        </table:table-row>
        <table:table-row table:style-name="ro2">
          <table:table-cell/>
          <table:table-cell office:value-type="string">
            <text:p>rtp:<text:a xlink:href="mailto://@239.1.1.94">//@239.1.1.94</text:a>:8538</text:p>
          </table:table-cell>
          <table:table-cell office:value-type="string">
            <text:p>HBO Signature SD</text:p>
          </table:table-cell>
        </table:table-row>
        <table:table-row table:style-name="ro2">
          <table:table-cell/>
          <table:table-cell office:value-type="string">
            <text:p>rtp:<text:a xlink:href="mailto://@239.1.1.95">//@239.1.1.95</text:a>:8544</text:p>
          </table:table-cell>
          <table:table-cell office:value-type="string">
            <text:p>HBO SD</text:p>
          </table:table-cell>
        </table:table-row>
        <table:table-row table:style-name="ro2">
          <table:table-cell/>
          <table:table-cell office:value-type="string">
            <text:p>rtp:<text:a xlink:href="mailto://@239.1.1.98">//@239.1.1.98</text:a>:8562</text:p>
          </table:table-cell>
          <table:table-cell office:value-type="string">
            <text:p>Celestial Movies SD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00">//@239.1.1.100</text:a></text:span><text:span text:style-name="T1">:8574</text:span></text:p>
          </table:table-cell>
          <table:table-cell office:value-type="string">
            <text:p>Da Vinci Learning SD</text:p>
          </table:table-cell>
        </table:table-row>
        <table:table-row table:style-name="ro2">
          <table:table-cell/>
          <table:table-cell office:value-type="string">
            <text:p>rtp:<text:a xlink:href="mailto://@239.1.1.102">//@239.1.1.102</text:a>:8586</text:p>
          </table:table-cell>
          <table:table-cell office:value-type="string">
            <text:p>Fox Sport 2 SD</text:p>
          </table:table-cell>
        </table:table-row>
        <table:table-row table:style-name="ro2">
          <table:table-cell/>
          <table:table-cell office:value-type="string">
            <text:p>rtp:<text:a xlink:href="mailto://@239.1.1.104">//@239.1.1.104</text:a>:8598</text:p>
          </table:table-cell>
          <table:table-cell office:value-type="string">
            <text:p>Fox Sport SD</text:p>
          </table:table-cell>
        </table:table-row>
        <table:table-row table:style-name="ro2">
          <table:table-cell/>
          <table:table-cell office:value-type="string">
            <text:p>rtp:<text:a xlink:href="mailto://@239.1.1.106">//@239.1.1.106</text:a>:8610</text:p>
          </table:table-cell>
          <table:table-cell office:value-type="string">
            <text:p>CNN SD</text:p>
          </table:table-cell>
        </table:table-row>
        <table:table-row table:style-name="ro2">
          <table:table-cell/>
          <table:table-cell office:value-type="string">
            <text:p>rtp:<text:a xlink:href="mailto://@239.1.1.108">//@239.1.1.108</text:a>:8622</text:p>
          </table:table-cell>
          <table:table-cell office:value-type="string">
            <text:p>M Shop SD</text:p>
          </table:table-cell>
        </table:table-row>
        <table:table-row table:style-name="ro2">
          <table:table-cell/>
          <table:table-cell office:value-type="string">
            <text:p>rtp:<text:a xlink:href="mailto://@239.1.1.116">//@239.1.1.116</text:a>:8670</text:p>
          </table:table-cell>
          <table:table-cell office:value-type="string">
            <text:p>CCTV 4 SD</text:p>
          </table:table-cell>
        </table:table-row>
        <table:table-row table:style-name="ro2">
          <table:table-cell/>
          <table:table-cell office:value-type="string">
            <text:p>rtp:<text:a xlink:href="mailto://@239.1.1.118">//@239.1.1.118</text:a>:8682</text:p>
          </table:table-cell>
          <table:table-cell office:value-type="string">
            <text:p>Aniplus SD</text:p>
          </table:table-cell>
        </table:table-row>
        <table:table-row table:style-name="ro2">
          <table:table-cell/>
          <table:table-cell office:value-type="string">
            <text:p>rtp:<text:a xlink:href="mailto://@239.1.1.120">//@239.1.1.120</text:a>:8694</text:p>
          </table:table-cell>
          <table:table-cell office:value-type="string">
            <text:p>NET SD</text:p>
          </table:table-cell>
        </table:table-row>
        <table:table-row table:style-name="ro2">
          <table:table-cell/>
          <table:table-cell office:value-type="string">
            <text:p>rtp:<text:a xlink:href="mailto://@239.1.1.122">//@239.1.1.122</text:a>:8706</text:p>
          </table:table-cell>
          <table:table-cell office:value-type="string">
            <text:p>CGTN TV SD</text:p>
          </table:table-cell>
        </table:table-row>
        <table:table-row table:style-name="ro2">
          <table:table-cell/>
          <table:table-cell office:value-type="string">
            <text:p>rtp:<text:a xlink:href="mailto://@239.1.1.124">//@239.1.1.124</text:a>:8718</text:p>
          </table:table-cell>
          <table:table-cell office:value-type="string">
            <text:p>Cartoon Network SD</text:p>
          </table:table-cell>
        </table:table-row>
        <table:table-row table:style-name="ro2">
          <table:table-cell/>
          <table:table-cell office:value-type="string">
            <text:p>rtp:<text:a xlink:href="mailto://@239.1.1.126">//@239.1.1.126</text:a>:8730</text:p>
          </table:table-cell>
          <table:table-cell office:value-type="string">
            <text:p>Ruang Trampil</text:p>
          </table:table-cell>
        </table:table-row>
        <table:table-row table:style-name="ro2">
          <table:table-cell/>
          <table:table-cell office:value-type="string">
            <text:p>rtp:<text:a xlink:href="mailto://@239.1.1.138">//@239.1.1.138</text:a>:8802</text:p>
          </table:table-cell>
          <table:table-cell office:value-type="string">
            <text:p>AXN SD</text:p>
          </table:table-cell>
        </table:table-row>
        <table:table-row table:style-name="ro2">
          <table:table-cell/>
          <table:table-cell office:value-type="string">
            <text:p>rtp:<text:a xlink:href="mailto://@239.1.1.148">//@239.1.1.148</text:a>:8862</text:p>
          </table:table-cell>
          <table:table-cell office:value-type="string">
            <text:p>Arirang SD</text:p>
          </table:table-cell>
        </table:table-row>
        <table:table-row table:style-name="ro2">
          <table:table-cell/>
          <table:table-cell office:value-type="string">
            <text:p>rtp:<text:a xlink:href="mailto://@239.1.1.150">//@239.1.1.150</text:a>:8874</text:p>
          </table:table-cell>
          <table:table-cell office:value-type="string">
            <text:p>TV 9</text:p>
          </table:table-cell>
        </table:table-row>
        <table:table-row table:style-name="ro2">
          <table:table-cell/>
          <table:table-cell office:value-type="string">
            <text:p>rtp:<text:a xlink:href="mailto://@239.1.1.152">//@239.1.1.152</text:a>:8886</text:p>
          </table:table-cell>
          <table:table-cell office:value-type="string">
            <text:p>TRANS 7</text:p>
          </table:table-cell>
        </table:table-row>
        <table:table-row table:style-name="ro2">
          <table:table-cell/>
          <table:table-cell office:value-type="string">
            <text:p>rtp:<text:a xlink:href="mailto://@239.1.1.154">//@239.1.1.154</text:a>:8898</text:p>
          </table:table-cell>
          <table:table-cell table:style-name="ce10" office:value-type="string">
            <text:p>Zhejiang TV HD</text:p>
          </table:table-cell>
        </table:table-row>
        <table:table-row table:style-name="ro2">
          <table:table-cell/>
          <table:table-cell office:value-type="string">
            <text:p>rtp:<text:a xlink:href="mailto://@239.1.1.156">//@239.1.1.156</text:a>:8910</text:p>
          </table:table-cell>
          <table:table-cell table:style-name="ce11" office:value-type="string">
            <text:p>Shenzen International </text:p>
          </table:table-cell>
        </table:table-row>
        <table:table-row table:style-name="ro2">
          <table:table-cell/>
          <table:table-cell office:value-type="string">
            <text:p>rtp:<text:a xlink:href="mailto://@239.1.1.158">//@239.1.1.158</text:a>:8922</text:p>
          </table:table-cell>
          <table:table-cell office:value-type="string">
            <text:p>NET HD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60">//@239.1.1.160</text:a></text:span><text:span text:style-name="T1">:8934</text:span></text:p>
          </table:table-cell>
          <table:table-cell office:value-type="string">
            <text:p>Nick Jr SD</text:p>
          </table:table-cell>
        </table:table-row>
        <table:table-row table:style-name="ro2">
          <table:table-cell/>
          <table:table-cell office:value-type="string">
            <text:p>rtp:<text:a xlink:href="mailto://@239.1.1.162">//@239.1.1.162</text:a>:8946</text:p>
          </table:table-cell>
          <table:table-cell office:value-type="string">
            <text:p>My TV</text:p>
          </table:table-cell>
        </table:table-row>
        <table:table-row table:style-name="ro2">
          <table:table-cell/>
          <table:table-cell office:value-type="string">
            <text:p>rtp:<text:a xlink:href="mailto://@239.1.1.168">//@239.1.1.168</text:a>:8982</text:p>
          </table:table-cell>
          <table:table-cell office:value-type="string">
            <text:p>KBS World SD</text:p>
          </table:table-cell>
        </table:table-row>
        <table:table-row table:style-name="ro2">
          <table:table-cell/>
          <table:table-cell office:value-type="string">
            <text:p>rtp:<text:a xlink:href="mailto://@239.1.1.170">//@239.1.1.170</text:a>:8994</text:p>
          </table:table-cell>
          <table:table-cell office:value-type="string">
            <text:p>TV Mu</text:p>
          </table:table-cell>
        </table:table-row>
        <table:table-row table:style-name="ro2">
          <table:table-cell/>
          <table:table-cell office:value-type="string">
            <text:p>rtp:<text:a xlink:href="mailto://@239.1.1.178">//@239.1.1.178</text:a>:9042</text:p>
          </table:table-cell>
          <table:table-cell office:value-type="string">
            <text:p>Fight TV SD</text:p>
          </table:table-cell>
        </table:table-row>
        <table:table-row table:style-name="ro2">
          <table:table-cell/>
          <table:table-cell office:value-type="string">
            <text:p>rtp:<text:a xlink:href="mailto://@239.1.1.182">//@239.1.1.182</text:a>:9066</text:p>
          </table:table-cell>
          <table:table-cell office:value-type="string">
            <text:p>K Plus SD</text:p>
          </table:table-cell>
        </table:table-row>
        <table:table-row table:style-name="ro2">
          <table:table-cell/>
          <table:table-cell office:value-type="string">
            <text:p>rtp:<text:a xlink:href="mailto://@239.1.1.186">//@239.1.1.186</text:a>:9090</text:p>
          </table:table-cell>
          <table:table-cell office:value-type="string">
            <text:p>Al Quran SD</text:p>
          </table:table-cell>
        </table:table-row>
        <table:table-row table:style-name="ro2">
          <table:table-cell/>
          <table:table-cell office:value-type="string">
            <text:p>rtp:<text:a xlink:href="mailto://@239.1.1.188">//@239.1.1.188</text:a>:9102</text:p>
          </table:table-cell>
          <table:table-cell office:value-type="string">
            <text:p>DW TV SD</text:p>
          </table:table-cell>
        </table:table-row>
        <table:table-row table:style-name="ro2">
          <table:table-cell/>
          <table:table-cell office:value-type="string">
            <text:p>rtp:<text:a xlink:href="mailto://@239.1.1.192">//@239.1.1.192</text:a>:9126</text:p>
          </table:table-cell>
          <table:table-cell table:style-name="ce2" office:value-type="string">
            <text:p>France 24 SD</text:p>
          </table:table-cell>
        </table:table-row>
        <table:table-row table:style-name="ro2">
          <table:table-cell/>
          <table:table-cell office:value-type="string">
            <text:p>rtp:<text:a xlink:href="mailto://@239.1.1.194">//@239.1.1.194</text:a>:9138</text:p>
          </table:table-cell>
          <table:table-cell office:value-type="string">
            <text:p>TRANS TV HD</text:p>
          </table:table-cell>
        </table:table-row>
        <table:table-row table:style-name="ro2">
          <table:table-cell/>
          <table:table-cell office:value-type="string">
            <text:p>rtp:<text:a xlink:href="mailto://@239.1.1.200">//@239.1.1.200</text:a>:9174</text:p>
          </table:table-cell>
          <table:table-cell office:value-type="string">
            <text:p>Boomrang SD</text:p>
          </table:table-cell>
        </table:table-row>
        <table:table-row table:style-name="ro2">
          <table:table-cell/>
          <table:table-cell office:value-type="string">
            <text:p>rtp:<text:a xlink:href="mailto://@239.1.1.204">//@239.1.1.204</text:a>:9198</text:p>
          </table:table-cell>
          <table:table-cell office:value-type="string">
            <text:p>HBO Movies SD</text:p>
          </table:table-cell>
        </table:table-row>
        <table:table-row table:style-name="ro2">
          <table:table-cell/>
          <table:table-cell office:value-type="string">
            <text:p>rtp:<text:a xlink:href="mailto://@239.1.1.216">//@239.1.1.216</text:a>:9270</text:p>
          </table:table-cell>
          <table:table-cell office:value-type="string">
            <text:p>Usee Prime</text:p>
          </table:table-cell>
        </table:table-row>
        <table:table-row table:style-name="ro2">
          <table:table-cell/>
          <table:table-cell table:style-name="ce2" office:value-type="string">
            <text:p>rtp:<text:a xlink:href="mailto://@239.1.1.222">//@239.1.1.222</text:a>:9306</text:p>
          </table:table-cell>
          <table:table-cell office:value-type="string">
            <text:p>TRANS 7 HD</text:p>
          </table:table-cell>
        </table:table-row>
        <table:table-row table:style-name="ro2">
          <table:table-cell/>
          <table:table-cell office:value-type="string">
            <text:p>rtp:<text:a xlink:href="mailto://@239.1.1.224">//@239.1.1.224</text:a>:9320</text:p>
          </table:table-cell>
          <table:table-cell office:value-type="string">
            <text:p>Rodja TV</text:p>
          </table:table-cell>
        </table:table-row>
        <table:table-row table:style-name="ro2">
          <table:table-cell/>
          <table:table-cell table:style-name="ce5" office:value-type="string">
            <text:p><text:span text:style-name="T2">rtp:</text:span><text:span text:style-name="T2"><text:a xlink:href="mailto://@239.1.1.226">//@239.1.1.226</text:a></text:span><text:span text:style-name="T2">:9332</text:span></text:p>
          </table:table-cell>
          <table:table-cell office:value-type="string">
            <text:p>Bioskop Indonesia</text:p>
          </table:table-cell>
        </table:table-row>
        <table:table-row table:style-name="ro2">
          <table:table-cell/>
          <table:table-cell office:value-type="string">
            <text:p>rtp:<text:a xlink:href="mailto://@239.1.1.236">//@239.1.1.236</text:a>:9390</text:p>
          </table:table-cell>
          <table:table-cell office:value-type="string">
            <text:p>NHK World</text:p>
          </table:table-cell>
        </table:table-row>
        <table:table-row table:style-name="ro2">
          <table:table-cell/>
          <table:table-cell office:value-type="string">
            <text:p>rtp:<text:a xlink:href="mailto://@239.1.1.252">//@239.1.1.252</text:a>:9486</text:p>
          </table:table-cell>
          <table:table-cell office:value-type="string">
            <text:p>Usee Prime HD</text:p>
          </table:table-cell>
        </table:table-row>
        <table:table-row table:style-name="ro2">
          <table:table-cell/>
          <table:table-cell office:value-type="string">
            <text:p>rtp:<text:a xlink:href="mailto://@239.1.2.3">//@239.1.2.3</text:a>:7992</text:p>
          </table:table-cell>
          <table:table-cell office:value-type="string">
            <text:p>Lejel</text:p>
          </table:table-cell>
        </table:table-row>
        <table:table-row table:style-name="ro2">
          <table:table-cell/>
          <table:table-cell office:value-type="string">
            <text:p>rtp:<text:a xlink:href="mailto://@239.1.2.21">//@239.1.2.21</text:a>:8100</text:p>
          </table:table-cell>
          <table:table-cell office:value-type="string">
            <text:p>SCTV HD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2.23">//@239.1.2.23</text:a></text:span><text:span text:style-name="T1">:8112</text:span></text:p>
          </table:table-cell>
          <table:table-cell office:value-type="string">
            <text:p>CNA HD</text:p>
          </table:table-cell>
        </table:table-row>
        <table:table-row table:style-name="ro2">
          <table:table-cell/>
          <table:table-cell table:style-name="ce6" office:value-type="string">
            <text:p>rtp:<text:a xlink:href="mailto://@239.1.2.31">//@239.1.2.31</text:a>:8160</text:p>
          </table:table-cell>
          <table:table-cell office:value-type="string">
            <text:p>TV ONE HD</text:p>
          </table:table-cell>
        </table:table-row>
        <table:table-row table:style-name="ro2">
          <table:table-cell/>
          <table:table-cell office:value-type="string">
            <text:p>rtp:<text:a xlink:href="mailto://@239.1.2.33">//@239.1.2.33</text:a>:8172</text:p>
          </table:table-cell>
          <table:table-cell office:value-type="string">
            <text:p>Australian Plus HD</text:p>
          </table:table-cell>
        </table:table-row>
        <table:table-row table:style-name="ro2">
          <table:table-cell/>
          <table:table-cell office:value-type="string">
            <text:p>rtp:<text:a xlink:href="mailto://@239.1.2.4">//@239.1.2.4</text:a>:7998</text:p>
          </table:table-cell>
          <table:table-cell office:value-type="string">
            <text:p>CGTV HD</text:p>
          </table:table-cell>
        </table:table-row>
        <table:table-row table:style-name="ro2">
          <table:table-cell/>
          <table:table-cell office:value-type="string">
            <text:p>rtp:<text:a xlink:href="mailto://@239.1.2.8">//@239.1.2.8</text:a>:8022</text:p>
          </table:table-cell>
          <table:table-cell office:value-type="string">
            <text:p>Aljazeera HD</text:p>
          </table:table-cell>
        </table:table-row>
        <table:table-row table:style-name="ro2">
          <table:table-cell/>
          <table:table-cell office:value-type="string">
            <text:p>rtp:<text:a xlink:href="mailto://@239.1.2.14">//@239.1.2.14</text:a>:8058</text:p>
          </table:table-cell>
          <table:table-cell office:value-type="string">
            <text:p>Langit Musik</text:p>
          </table:table-cell>
        </table:table-row>
        <table:table-row table:style-name="ro2">
          <table:table-cell/>
          <table:table-cell office:value-type="string">
            <text:p>rtp:<text:a xlink:href="mailto://@239.1.2.20">//@239.1.2.20</text:a>:8094</text:p>
          </table:table-cell>
          <table:table-cell office:value-type="string">
            <text:p>IMC</text:p>
          </table:table-cell>
        </table:table-row>
        <table:table-row table:style-name="ro2">
          <table:table-cell/>
          <table:table-cell office:value-type="string">
            <text:p>rtp:<text:a xlink:href="mailto://@239.1.2.22">//@239.1.2.22</text:a>:8106</text:p>
          </table:table-cell>
          <table:table-cell office:value-type="string">
            <text:p>France 24 HD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2.24">//@239.1.2.24</text:a></text:span><text:span text:style-name="T1">:8118</text:span></text:p>
          </table:table-cell>
          <table:table-cell office:value-type="string">
            <text:p>Usee Photo HD</text:p>
          </table:table-cell>
        </table:table-row>
        <table:table-row table:style-name="ro2">
          <table:table-cell/>
          <table:table-cell office:value-type="string">
            <text:p>rtp:<text:a xlink:href="mailto://@239.1.2.26">//@239.1.2.26</text:a>:8130</text:p>
          </table:table-cell>
          <table:table-cell office:value-type="string">
            <text:p>ONE HD</text:p>
          </table:table-cell>
        </table:table-row>
        <table:table-row table:style-name="ro2">
          <table:table-cell/>
          <table:table-cell office:value-type="string">
            <text:p>rtp:<text:a xlink:href="mailto://@239.1.2.34">//@239.1.2.34</text:a>:8178</text:p>
          </table:table-cell>
          <table:table-cell office:value-type="string">
            <text:p>HGTV HD</text:p>
          </table:table-cell>
        </table:table-row>
        <table:table-row table:style-name="ro2">
          <table:table-cell/>
          <table:table-cell office:value-type="string">
            <text:p>rtp:<text:a xlink:href="mailto://@239.1.2.50">//@239.1.2.50</text:a>:8274</text:p>
          </table:table-cell>
          <table:table-cell office:value-type="string">
            <text:p>Usee Today</text:p>
          </table:table-cell>
        </table:table-row>
        <table:table-row table:style-name="ro2">
          <table:table-cell/>
          <table:table-cell office:value-type="string">
            <text:p>rtp:<text:a xlink:href="mailto://@239.1.2.52">//@239.1.2.52</text:a>:8286</text:p>
          </table:table-cell>
          <table:table-cell office:value-type="string">
            <text:p>MUI TV</text:p>
          </table:table-cell>
        </table:table-row>
        <table:table-row table:style-name="ro2">
          <table:table-cell/>
          <table:table-cell office:value-type="string">
            <text:p>rtp:<text:a xlink:href="mailto://@239.1.2.68">//@239.1.2.68</text:a>:8382</text:p>
          </table:table-cell>
          <table:table-cell office:value-type="string">
            <text:p>SEA Today</text:p>
          </table:table-cell>
        </table:table-row>
        <table:table-row table:style-name="ro2">
          <table:table-cell/>
          <table:table-cell office:value-type="string">
            <text:p>rtp:<text:a xlink:href="mailto://@239.1.2.72">//@239.1.2.72</text:a>:8406</text:p>
          </table:table-cell>
          <table:table-cell office:value-type="string">
            <text:p>TVN Movies H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osisExtraLight-Regular" svg:font-family="DosisExtraLight-Regular"/>
    <style:font-face style:name="Menlo-Regular" svg:font-family="Menlo-Regular"/>
    <style:font-face style:name="Arial-BoldMT" svg:font-family="Arial-BoldMT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6/11/2020</text:date>, <text:time>16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jar Muhammad</meta:initial-creator>
    <meta:creation-date>2020-11-06T15:53:58</meta:creation-date>
    <dc:date>2020-11-06T16:05:49</dc:date>
    <dc:creator>Fajar Muhammad</dc:creator>
    <meta:editing-duration>PT11M51S</meta:editing-duration>
    <meta:editing-cycles>7</meta:editing-cycles>
    <meta:generator>OpenOffice/4.1.7$Unix OpenOffice.org_project/417m1$Build-9800</meta:generator>
    <meta:document-statistic meta:table-count="3" meta:cell-count="236" meta:object-count="0"/>
  </office:meta>
</office:document-meta>
</file>